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ClientPool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setPassiveMode( boolean passiv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passivate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ClientPool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setDataTimeout( int data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getData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setControlEncoding( String control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getControl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createSock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connect( SocketClient cli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TPClientPool.isBinar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setConfig( FTPCli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isPassiv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validateObject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TPClientPool.disconnect( SocketClient cli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TPClientPool.setBinaryMode( boolean binary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activate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